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officeooo:rsid="00174ab4" officeooo:paragraph-rsid="00174ab4"/>
    </style:style>
    <style:style style:name="P3" style:family="paragraph" style:parent-style-name="Standard">
      <style:text-properties style:font-name="Liberation Mono" officeooo:rsid="001b3925" officeooo:paragraph-rsid="001bdcdc"/>
    </style:style>
    <style:style style:name="P4" style:family="paragraph" style:parent-style-name="Standard">
      <style:text-properties style:font-name="Liberation Mono" fo:font-weight="normal" officeooo:rsid="001b3925" officeooo:paragraph-rsid="001b3925" style:font-weight-asian="normal" style:font-weight-complex="normal"/>
    </style:style>
    <style:style style:name="P5" style:family="paragraph" style:parent-style-name="Standard">
      <style:text-properties style:font-name="Liberation Mono" fo:font-weight="normal" officeooo:rsid="001bdcdc" officeooo:paragraph-rsid="001d5b7e" style:font-weight-asian="normal" style:font-weight-complex="normal"/>
    </style:style>
    <style:style style:name="P6" style:family="paragraph" style:parent-style-name="Standard">
      <style:text-properties style:font-name="Liberation Mono" officeooo:rsid="001ef043" officeooo:paragraph-rsid="001ef043"/>
    </style:style>
    <style:style style:name="P7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333333" style:font-name="Liberation Mono" fo:font-size="8.39999961853027pt" fo:letter-spacing="normal" fo:font-style="normal" fo:font-weight="normal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widows="1" fo:text-indent="0in" style:auto-text-indent="false"/>
      <style:text-properties fo:font-variant="normal" fo:text-transform="none" fo:color="#333333" style:font-name="Liberation Mono" fo:font-size="8.39999961853027pt" fo:letter-spacing="normal" fo:font-style="normal" fo:font-weight="normal"/>
    </style:style>
    <style:style style:name="P9" style:family="paragraph" style:parent-style-name="Standard">
      <style:paragraph-properties fo:margin-top="0in" fo:margin-bottom="0.1965in" loext:contextual-spacing="false"/>
      <style:text-properties style:font-name="Liberation Mono" fo:font-weight="normal"/>
    </style:style>
    <style:style style:name="P10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style:font-name="Liberation Mono"/>
    </style:style>
    <style:style style:name="P11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style:font-name="Liberation Mono" officeooo:rsid="00174ab4" officeooo:paragraph-rsid="00174ab4"/>
    </style:style>
    <style:style style:name="P12" style:family="paragraph" style:parent-style-name="Standard">
      <style:paragraph-properties style:writing-mode="lr-tb"/>
      <style:text-properties fo:color="#946b23" style:font-name="Liberation Mono" fo:font-weight="bold" officeooo:rsid="00227f48" officeooo:paragraph-rsid="00227f48" style:font-weight-asian="bold" style:font-weight-complex="bold"/>
    </style:style>
    <style:style style:name="P13" style:family="paragraph" style:parent-style-name="Standard">
      <style:paragraph-properties style:writing-mode="lr-tb"/>
      <style:text-properties fo:font-variant="normal" fo:text-transform="none" fo:color="#333333" style:text-line-through-style="none" style:text-line-through-type="none" style:font-name="Liberation Mono" fo:font-size="7.80000019073486pt" fo:font-style="normal" style:text-underline-style="none" fo:font-weight="bold" officeooo:rsid="00209a0a" officeooo:paragraph-rsid="00209a0a" style:text-blinking="false" fo:background-color="#ffffff" style:font-weight-asian="bold" style:font-weight-complex="bold"/>
    </style:style>
    <style:style style:name="P14" style:family="paragraph" style:parent-style-name="Standard">
      <style:paragraph-properties style:writing-mode="lr-tb"/>
      <style:text-properties fo:font-variant="normal" fo:text-transform="none" fo:color="#333333" style:text-line-through-style="none" style:text-line-through-type="none" style:font-name="Liberation Mono" fo:font-size="7.80000019073486pt" fo:font-style="normal" style:text-underline-style="none" fo:font-weight="normal" officeooo:rsid="00209a0a" officeooo:paragraph-rsid="00209a0a" style:text-blinking="false" fo:background-color="#ffffff" style:font-weight-asian="normal" style:font-weight-complex="normal"/>
    </style:style>
    <style:style style:name="P15" style:family="paragraph" style:parent-style-name="Text_20_body">
      <style:paragraph-properties style:writing-mode="lr-tb"/>
      <style:text-properties style:font-name="Liberation Mono"/>
    </style:style>
    <style:style style:name="P16" style:family="paragraph" style:parent-style-name="Text_20_body">
      <style:paragraph-properties style:writing-mode="lr-tb"/>
      <style:text-properties style:font-name="Liberation Mono" fo:font-weight="normal"/>
    </style:style>
    <style:style style:name="P17" style:family="paragraph" style:parent-style-name="Text_20_body">
      <style:paragraph-properties style:writing-mode="lr-tb"/>
      <style:text-properties style:font-name="Liberation Mono" fo:font-weight="normal" officeooo:rsid="001ef043" officeooo:paragraph-rsid="001ef043"/>
    </style:style>
    <style:style style:name="P18" style:family="paragraph" style:parent-style-name="Text_20_body">
      <style:paragraph-properties style:writing-mode="lr-tb"/>
      <style:text-properties style:font-name="Liberation Mono" fo:font-weight="normal" officeooo:rsid="001ef043" officeooo:paragraph-rsid="00209a0a"/>
    </style:style>
    <style:style style:name="P19" style:family="paragraph" style:parent-style-name="Text_20_body">
      <style:paragraph-properties style:writing-mode="lr-tb"/>
      <style:text-properties fo:font-variant="normal" fo:text-transform="none" fo:color="#333333" style:text-line-through-style="none" style:text-line-through-type="none" style:font-name="Liberation Mono" fo:font-size="7.80000019073486pt" fo:font-style="normal" style:text-underline-style="none" fo:font-weight="bold" officeooo:rsid="001ef043" officeooo:paragraph-rsid="001ef043" style:text-blinking="false" fo:background-color="#ffffff" style:font-weight-asian="bold" style:font-weight-complex="bold"/>
    </style:style>
    <style:style style:name="P20" style:family="paragraph" style:parent-style-name="Text_20_body">
      <style:paragraph-properties style:writing-mode="lr-tb"/>
      <style:text-properties fo:font-variant="normal" fo:text-transform="none" fo:color="#333333" style:text-line-through-style="none" style:text-line-through-type="none" style:font-name="Liberation Mono" fo:font-size="7.80000019073486pt" fo:font-style="normal" style:text-underline-style="none" fo:font-weight="normal" officeooo:rsid="001ef043" officeooo:paragraph-rsid="00209a0a" style:text-blinking="false" fo:background-color="#ffffff"/>
    </style:style>
    <style:style style:name="P21" style:family="paragraph" style:parent-style-name="Text_20_body">
      <style:paragraph-properties style:writing-mode="lr-tb"/>
      <style:text-properties fo:font-variant="normal" fo:text-transform="none" fo:color="#47b847" style:text-line-through-style="none" style:text-line-through-type="none" style:font-name="Liberation Mono" fo:font-size="7.80000019073486pt" fo:font-style="normal" style:text-underline-style="none" fo:font-weight="bold" officeooo:rsid="0026115a" officeooo:paragraph-rsid="0026115a" style:text-blinking="false" fo:background-color="#ffffff" style:font-weight-asian="bold" style:font-weight-complex="bold"/>
    </style:style>
    <style:style style:name="P22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Liberation Mono" fo:font-size="7.80000019073486pt" fo:font-style="normal" style:text-underline-style="none" fo:font-weight="bold" officeooo:rsid="002bb996" officeooo:paragraph-rsid="002bb996" style:text-blinking="false" fo:background-color="#ffffff" style:font-weight-asian="bold" style:font-weight-complex="bold"/>
    </style:style>
    <style:style style:name="P23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Liberation Mono" fo:font-size="7.80000019073486pt" fo:font-style="normal" style:text-underline-style="none" fo:font-weight="normal" officeooo:rsid="001ef043" officeooo:paragraph-rsid="002c1973" style:text-blinking="false" fo:background-color="transparent" style:font-weight-asian="bold" style:font-weight-complex="bold"/>
    </style:style>
    <style:style style:name="P24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Liberation Mono" fo:font-size="7.80000019073486pt" fo:font-style="normal" style:text-underline-style="none" fo:font-weight="normal" officeooo:rsid="001ef043" officeooo:paragraph-rsid="002d8f7e" style:text-blinking="false" fo:background-color="transparent" style:font-weight-asian="normal" style:font-weight-complex="normal"/>
    </style:style>
    <style:style style:name="P25" style:family="paragraph" style:parent-style-name="Text_20_body">
      <style:text-properties fo:color="#333333" style:font-name="Liberation Mono" fo:background-color="#ffffff"/>
    </style:style>
    <style:style style:name="P26" style:family="paragraph" style:parent-style-name="Text_20_body">
      <style:text-properties style:font-name="Liberation Mono"/>
    </style:style>
    <style:style style:name="P27" style:family="paragraph" style:parent-style-name="Text_20_body">
      <style:paragraph-properties fo:margin-top="0in" fo:margin-bottom="0in" loext:contextual-spacing="false"/>
      <style:text-properties fo:color="#333333" style:font-name="Liberation Mono" fo:background-color="#ffffff"/>
    </style:style>
    <style:style style:name="P28" style:family="paragraph" style:parent-style-name="Text_20_body">
      <style:paragraph-properties fo:margin-top="0in" fo:margin-bottom="0in" loext:contextual-spacing="false"/>
      <style:text-properties fo:color="#333333" style:font-name="Liberation Mono" fo:font-size="7.19999980926514pt" fo:background-color="#ffffff"/>
    </style:style>
    <style:style style:name="P29" style:family="paragraph" style:parent-style-name="Text_20_body">
      <style:paragraph-properties fo:margin-top="0in" fo:margin-bottom="0in" loext:contextual-spacing="false"/>
      <style:text-properties style:font-name="Liberation Mono"/>
    </style:style>
    <style:style style:name="P30" style:family="paragraph" style:parent-style-name="Text_20_body">
      <style:paragraph-properties fo:margin-top="0in" fo:margin-bottom="0in" loext:contextual-spacing="false" style:writing-mode="lr-tb"/>
      <style:text-properties style:font-name="Liberation Mono"/>
    </style:style>
    <style:style style:name="P31" style:family="paragraph" style:parent-style-name="Text_20_body">
      <style:paragraph-properties fo:margin-top="0in" fo:margin-bottom="0in" loext:contextual-spacing="false" style:writing-mode="lr-tb"/>
      <style:text-properties style:font-name="Liberation Mono" fo:font-weight="normal"/>
    </style:style>
    <style:style style:name="P32" style:family="paragraph" style:parent-style-name="Text_20_body">
      <style:paragraph-properties style:writing-mode="lr-tb"/>
      <style:text-properties fo:font-variant="normal" fo:text-transform="none" fo:color="#cc00cc" style:text-line-through-style="none" style:text-line-through-type="none" style:font-name="Liberation Mono" fo:font-size="7.80000019073486pt" fo:font-style="normal" style:text-underline-style="none" fo:font-weight="bold" officeooo:rsid="002b90a6" officeooo:paragraph-rsid="0026115a" style:text-blinking="false" fo:background-color="#ffffff" style:font-weight-asian="bold" style:font-weight-complex="bold"/>
    </style:style>
    <style:style style:name="P33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Liberation Mono" fo:font-size="7.80000019073486pt" fo:font-style="normal" style:text-underline-style="none" fo:font-weight="bold" officeooo:rsid="002c6108" officeooo:paragraph-rsid="002c6108" style:text-blinking="false" fo:background-color="transparent" style:font-weight-asian="bold" style:font-weight-complex="bold"/>
    </style:style>
    <style:style style:name="T1" style:family="text">
      <style:text-properties fo:font-variant="normal" fo:text-transform="none" fo:color="#38761d" style:text-line-through-style="none" style:text-line-through-type="none" fo:font-size="8.39999961853027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38761d" fo:font-size="7.19999980926514pt" fo:font-style="normal" style:text-underline-style="solid" style:text-underline-width="auto" style:text-underline-color="font-color" fo:font-weight="bold" fo:background-color="#ffffff" loext:char-shading-value="0"/>
    </style:style>
    <style:style style:name="T3" style:family="text">
      <style:text-properties fo:font-variant="normal" fo:text-transform="none" fo:color="#222222" style:text-line-through-style="none" style:text-line-through-type="none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222222" style:text-line-through-style="none" style:text-line-through-type="none" fo:font-size="7.80000019073486pt" fo:font-style="normal" style:text-underline-style="none" style:text-blinking="false" fo:background-color="#ffffff" loext:char-shading-value="0"/>
    </style:style>
    <style:style style:name="T5" style:family="text">
      <style:text-properties fo:font-variant="normal" fo:text-transform="none" fo:color="#222222" style:text-line-through-style="none" style:text-line-through-type="none" fo:font-size="7.80000019073486pt" fo:font-style="normal" style:text-underline-style="none" fo:font-weight="bold" style:text-blinking="false" fo:background-color="#ffffff" loext:char-shading-value="0"/>
    </style:style>
    <style:style style:name="T6" style:family="text">
      <style:text-properties fo:font-variant="normal" fo:text-transform="none" fo:color="#222222" style:text-line-through-style="none" style:text-line-through-type="none" fo:font-size="7.80000019073486pt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fo:color="#222222" fo:font-size="7.19999980926514pt" fo:font-style="normal" style:text-underline-style="solid" style:text-underline-width="auto" style:text-underline-color="font-color" fo:font-weight="bold" fo:background-color="#ffffff" loext:char-shading-value="0"/>
    </style:style>
    <style:style style:name="T8" style:family="text">
      <style:text-properties fo:font-variant="normal" fo:text-transform="none" fo:color="#222222" fo:font-size="7.80000019073486pt" fo:font-style="normal" style:text-underline-style="solid" style:text-underline-width="auto" style:text-underline-color="font-color" fo:background-color="#ffffff" loext:char-shading-value="0"/>
    </style:style>
    <style:style style:name="T9" style:family="text">
      <style:text-properties fo:font-variant="normal" fo:text-transform="none" fo:color="#222222" fo:font-size="7.80000019073486pt" fo:font-style="normal" style:text-underline-style="solid" style:text-underline-width="auto" style:text-underline-color="font-color" fo:font-weight="normal" fo:background-color="#ffffff" loext:char-shading-value="0"/>
    </style:style>
    <style:style style:name="T10" style:family="text">
      <style:text-properties fo:font-variant="normal" fo:text-transform="none" fo:color="#0000ff" style:text-line-through-style="none" style:text-line-through-type="none" fo:font-size="7.80000019073486pt" fo:font-style="normal" style:text-underline-style="none" fo:font-weight="bold" style:text-blinking="false" fo:background-color="#ffffff" loext:char-shading-value="0"/>
    </style:style>
    <style:style style:name="T11" style:family="text">
      <style:text-properties fo:font-variant="normal" fo:text-transform="none" fo:color="#0000ff" style:text-line-through-style="none" style:text-line-through-type="none" fo:font-size="8.39999961853027pt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00ff" fo:font-size="7.19999980926514pt" fo:font-style="normal" style:text-underline-style="solid" style:text-underline-width="auto" style:text-underline-color="font-color" fo:font-weight="bold" fo:background-color="#ffffff" loext:char-shading-value="0"/>
    </style:style>
    <style:style style:name="T13" style:family="text">
      <style:text-properties fo:font-variant="normal" fo:text-transform="none" fo:color="#ff0000" style:text-line-through-style="none" style:text-line-through-type="none" fo:font-size="7.80000019073486pt" fo:font-style="normal" style:text-underline-style="none" fo:font-weight="bold" style:text-blinking="false" fo:background-color="#ffffff" loext:char-shading-value="0"/>
    </style:style>
    <style:style style:name="T14" style:family="text">
      <style:text-properties fo:font-variant="normal" fo:text-transform="none" fo:color="#ff0000" style:text-line-through-style="none" style:text-line-through-type="none" fo:font-size="8.39999961853027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ff0000" fo:font-size="7.19999980926514pt" fo:font-style="normal" style:text-underline-style="solid" style:text-underline-width="auto" style:text-underline-color="font-color" fo:font-weight="bold" fo:background-color="#ffffff" loext:char-shading-value="0"/>
    </style:style>
    <style:style style:name="T16" style:family="text">
      <style:text-properties fo:font-variant="normal" fo:text-transform="none" fo:color="#067200" style:text-line-through-style="none" style:text-line-through-type="none" fo:font-size="7.80000019073486pt" fo:font-style="normal" style:text-underline-style="none" fo:font-weight="bold" style:text-blinking="false" fo:background-color="#ffffff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ize="8.39999961853027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ize="8.39999961853027pt" fo:font-style="normal" style:text-underline-style="none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000000" fo:font-size="8.39999961853027pt" fo:font-style="normal" style:text-underline-style="solid" style:text-underline-width="auto" style:text-underline-color="font-color" fo:background-color="transparent" loext:char-shading-value="0"/>
    </style:style>
    <style:style style:name="T20" style:family="text">
      <style:text-properties fo:font-variant="normal" fo:text-transform="none" fo:color="#333333" style:text-line-through-style="none" style:text-line-through-type="none" style:text-underline-style="none" style:text-blinking="false" fo:background-color="#ffffff" loext:char-shading-value="0"/>
    </style:style>
    <style:style style:name="T21" style:family="text">
      <style:text-properties fo:font-variant="normal" fo:text-transform="none" fo:color="#333333" style:text-line-through-style="none" style:text-line-through-type="none" fo:font-size="7.80000019073486pt" fo:font-style="normal" style:text-underline-style="none" style:text-blinking="false" fo:background-color="#ffffff" loext:char-shading-value="0"/>
    </style:style>
    <style:style style:name="T22" style:family="text">
      <style:text-properties fo:font-variant="normal" fo:text-transform="none" fo:color="#333333" style:text-line-through-style="none" style:text-line-through-type="none" fo:font-size="7.80000019073486pt" fo:font-style="normal" style:text-underline-style="none" officeooo:rsid="001b3925" style:text-blinking="false" fo:background-color="#ffffff" loext:char-shading-value="0" style:font-weight-asian="normal" style:font-weight-complex="normal"/>
    </style:style>
    <style:style style:name="T23" style:family="text">
      <style:text-properties fo:font-variant="normal" fo:text-transform="none" fo:color="#333333" style:text-line-through-style="none" style:text-line-through-type="none" fo:font-size="7.80000019073486pt" fo:font-style="normal" style:text-underline-style="none" officeooo:rsid="00209a0a" style:text-blinking="false" fo:background-color="#ffffff" loext:char-shading-value="0" style:font-weight-asian="normal" style:font-weight-complex="normal"/>
    </style:style>
    <style:style style:name="T24" style:family="text">
      <style:text-properties fo:font-variant="normal" fo:text-transform="none" fo:color="#333333" style:text-line-through-style="none" style:text-line-through-type="none" fo:font-size="7.80000019073486pt" fo:font-style="normal" style:text-underline-style="none" fo:font-weight="normal" style:text-blinking="false" fo:background-color="#ffffff" loext:char-shading-value="0"/>
    </style:style>
    <style:style style:name="T25" style:family="text">
      <style:text-properties fo:font-variant="normal" fo:text-transform="none" fo:color="#333333" fo:font-size="7.80000019073486pt" fo:font-style="normal" style:text-underline-style="solid" style:text-underline-width="auto" style:text-underline-color="font-color" fo:background-color="#ffffff" loext:char-shading-value="0"/>
    </style:style>
    <style:style style:name="T26" style:family="text">
      <style:text-properties fo:font-variant="normal" fo:text-transform="none" fo:color="#333333" fo:font-size="7.80000019073486pt" fo:font-style="normal" style:text-underline-style="solid" style:text-underline-width="auto" style:text-underline-color="font-color" fo:font-weight="normal" fo:background-color="#ffffff" loext:char-shading-value="0"/>
    </style:style>
    <style:style style:name="T27" style:family="text">
      <style:text-properties fo:font-variant="normal" fo:text-transform="none" style:text-line-through-style="none" style:text-line-through-type="none" fo:font-size="7.80000019073486pt" fo:font-style="normal" style:text-underline-style="none" style:text-blinking="false" fo:background-color="#ffffff" loext:char-shading-value="0"/>
    </style:style>
    <style:style style:name="T28" style:family="text">
      <style:text-properties fo:font-variant="normal" fo:text-transform="none" style:text-line-through-style="none" style:text-line-through-type="none" fo:font-size="7.80000019073486pt" fo:font-style="normal" style:text-underline-style="none" officeooo:rsid="0026115a" style:text-blinking="false" fo:background-color="#ffffff" loext:char-shading-value="0"/>
    </style:style>
    <style:style style:name="T29" style:family="text">
      <style:text-properties fo:font-variant="normal" fo:text-transform="none" fo:color="#946b23" style:text-line-through-style="none" style:text-line-through-type="none" fo:font-size="7.80000019073486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0" style:family="text">
      <style:text-properties fo:font-variant="normal" fo:text-transform="none" fo:color="#47b847" style:text-line-through-style="none" style:text-line-through-type="none" fo:font-size="7.80000019073486pt" fo:font-style="normal" style:text-underline-style="none" fo:font-weight="bold" officeooo:rsid="00227f48" style:text-blinking="false" fo:background-color="#ffffff" loext:char-shading-value="0" style:font-weight-asian="bold" style:font-weight-complex="bold"/>
    </style:style>
    <style:style style:name="T31" style:family="text">
      <style:text-properties fo:font-variant="normal" fo:text-transform="none" fo:color="#ffff00" style:text-line-through-style="none" style:text-line-through-type="none" fo:font-size="7.80000019073486pt" fo:font-style="normal" style:text-underline-style="none" style:text-blinking="false" fo:background-color="#000000" loext:char-shading-value="0"/>
    </style:style>
    <style:style style:name="T32" style:family="text">
      <style:text-properties fo:font-variant="normal" fo:text-transform="none" fo:color="#ffff00" style:text-line-through-style="none" style:text-line-through-type="none" fo:font-size="7.80000019073486pt" fo:font-style="normal" style:text-underline-style="none" officeooo:rsid="0026cd29" style:text-blinking="false" fo:background-color="#000000" loext:char-shading-value="0"/>
    </style:style>
    <style:style style:name="T33" style:family="text">
      <style:text-properties fo:font-variant="normal" fo:text-transform="none" fo:color="#ffff00" style:text-line-through-style="none" style:text-line-through-type="none" fo:font-size="7.80000019073486pt" fo:font-style="normal" style:text-underline-style="none" officeooo:rsid="0026cd29" style:text-blinking="false" fo:background-color="transparent" loext:char-shading-value="0"/>
    </style:style>
    <style:style style:name="T34" style:family="text">
      <style:text-properties fo:font-variant="normal" fo:text-transform="none" fo:color="#ffff00" style:text-line-through-style="none" style:text-line-through-type="none" fo:font-size="7.80000019073486pt" fo:font-style="normal" style:text-underline-style="solid" style:text-underline-width="auto" style:text-underline-color="font-color" officeooo:rsid="00227f48" style:text-blinking="false" fo:background-color="#000000" loext:char-shading-value="0"/>
    </style:style>
    <style:style style:name="T35" style:family="text">
      <style:text-properties fo:font-variant="normal" fo:text-transform="none" fo:color="#191919" style:text-line-through-style="none" style:text-line-through-type="none" fo:font-size="7.80000019073486pt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36" style:family="text">
      <style:text-properties fo:font-variant="normal" fo:text-transform="none" fo:color="#191919" style:text-line-through-style="none" style:text-line-through-type="none" fo:font-size="7.80000019073486pt" fo:font-style="normal" style:text-underline-style="none" officeooo:rsid="0026115a" style:text-blinking="false" fo:background-color="#ffffff" loext:char-shading-value="0"/>
    </style:style>
    <style:style style:name="T37" style:family="text">
      <style:text-properties fo:font-variant="normal" fo:text-transform="none" fo:color="#191919" style:text-line-through-style="none" style:text-line-through-type="none" fo:font-size="7.80000019073486pt" fo:font-style="normal" style:text-underline-style="none" officeooo:rsid="002a2c8a" style:text-blinking="false" fo:background-color="transparent" loext:char-shading-value="0"/>
    </style:style>
    <style:style style:name="T38" style:family="text">
      <style:text-properties fo:font-variant="normal" fo:text-transform="none" fo:color="#cc00cc" style:text-line-through-style="none" style:text-line-through-type="none" fo:font-size="7.80000019073486pt" fo:font-style="normal" style:text-underline-style="none" fo:font-weight="bold" officeooo:rsid="002b90a6" style:text-blinking="false" fo:background-color="#ffffff" loext:char-shading-value="0" style:font-weight-asian="bold" style:font-weight-complex="bold"/>
    </style:style>
    <style:style style:name="T39" style:family="text">
      <style:text-properties style:font-name="Liberation Mono"/>
    </style:style>
    <style:style style:name="T40" style:family="text">
      <style:text-properties officeooo:rsid="002b90a6"/>
    </style:style>
    <style:style style:name="T41" style:family="text">
      <style:text-properties fo:color="#cc00cc" officeooo:rsid="002b90a6"/>
    </style:style>
    <style:style style:name="T42" style:family="text">
      <style:text-properties fo:font-weight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227f48" style:font-weight-asian="bold" style:font-weight-complex="bold"/>
    </style:style>
    <style:style style:name="T45" style:family="text">
      <style:text-properties fo:font-weight="bold" officeooo:rsid="002b90a6" style:font-weight-asian="bold" style:font-weight-complex="bold"/>
    </style:style>
    <style:style style:name="T46" style:family="text">
      <style:text-properties fo:font-weight="bold" officeooo:rsid="00227f48"/>
    </style:style>
    <style:style style:name="T47" style:family="text">
      <style:text-properties fo:font-weight="bold" officeooo:rsid="002b90a6"/>
    </style:style>
    <style:style style:name="T48" style:family="text">
      <style:text-properties fo:color="#333333" officeooo:rsid="001b3925" fo:background-color="#ffffff" loext:char-shading-value="0"/>
    </style:style>
    <style:style style:name="T49" style:family="text">
      <style:text-properties fo:color="#333333" officeooo:rsid="00209a0a" fo:background-color="#ffffff" loext:char-shading-value="0"/>
    </style:style>
    <style:style style:name="T50" style:family="text">
      <style:text-properties style:text-underline-style="solid" style:text-underline-width="auto" style:text-underline-color="font-color" officeooo:rsid="00227f48"/>
    </style:style>
    <style:style style:name="T51" style:family="text">
      <style:text-properties style:text-underline-style="solid" style:text-underline-width="auto" style:text-underline-color="font-color" officeooo:rsid="00227f48" style:font-weight-asian="bold" style:font-weight-complex="bold"/>
    </style:style>
    <style:style style:name="T52" style:family="text">
      <style:text-properties officeooo:rsid="0026115a"/>
    </style:style>
    <style:style style:name="T53" style:family="text">
      <style:text-properties officeooo:rsid="002c6108"/>
    </style:style>
    <style:style style:name="T54" style:family="text">
      <style:text-properties style:font-weight-asian="bold" style:font-weight-complex="bold"/>
    </style:style>
    <style:style style:name="T55" style:family="text">
      <style:text-properties officeooo:rsid="0026115a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ough decoy RNAs (TuDs)</text:p>
      <text:p text:style-name="Standard"><text:a xlink:type="simple" xlink:href="http://www.pnas.org/content/112/30/E4007.full#ref-65" text:style-name="Internet_20_link" text:visited-style-name="Visited_20_Internet_20_Link"><text:span text:style-name="T39">http://www.pnas.org/content/112/30/E4007.full#ref-65</text:span></text:a></text:p>
      <text:p text:style-name="P1"/>
      <text:p text:style-name="P7">Clone into pUC19</text:p>
      <text:p text:style-name="P9"><text:span text:style-name="T2">HindIII</text:span><text:span text:style-name="T7">-</text:span><text:span text:style-name="T12">AgeI</text:span><text:span text:style-name="T7">-BsmBI-</text:span><text:span text:style-name="T15">EcoRI</text:span></text:p>
      <text:p text:style-name="P16"><text:span text:style-name="T16">AGCTT</text:span><text:span text:style-name="T10">ACCGGT</text:span><text:span text:style-name="T8">GACGGCGCTAGGATCATC</text:span><text:span text:style-name="T4">CCA</text:span><text:span text:style-name="T5">GAGACG</text:span><text:span text:style-name="T4">AC</text:span><text:span text:style-name="T5">CGTCTC</text:span><text:span text:style-name="T4">ACC</text:span><text:span text:style-name="T8">GATGATCCTAGCGCCGTC</text:span><text:span text:style-name="T13">G</text:span></text:p>
      <text:p text:style-name="P15"><text:span text:style-name="T3">   </text:span><text:span text:style-name="T16">A</text:span><text:span text:style-name="T10">TGGCCA</text:span><text:span text:style-name="T9">CTGCCGCGATCCTAGTAG</text:span><text:span text:style-name="T6">GGT</text:span><text:span text:style-name="T5">CTCTGC</text:span><text:span text:style-name="T6">TG</text:span><text:span text:style-name="T5">GCAGAG</text:span><text:span text:style-name="T6">TGG</text:span><text:span text:style-name="T9">CTACTAGGATCGCGGCAG</text:span><text:span text:style-name="T13">CTTAA</text:span></text:p>
      <text:p text:style-name="P27"/>
      <text:p text:style-name="P27">TuD_Hind_Age_sense </text:p>
      <text:p text:style-name="P28">AGCTTACCGGTGACGGCGCTAGGATCATCCCAGAGACGACCGTCTCACCGATGATCCTAGCGCCGTCG</text:p>
      <text:p text:style-name="P27">TuD_Eco_anti</text:p>
      <text:p text:style-name="P28">AATTCGACGGCGCTAGGATCATCGGTGAGACGGTCGTCTCTGGGATGATCCTAGCGCCGTCACCGGTA</text:p>
      <text:p text:style-name="P27"/>
      <text:p text:style-name="P29"/>
      <text:p text:style-name="P30">&gt;pUC-TuDc (#3 colony)</text:p>
      <text:p text:style-name="P31"><text:span text:style-name="T17">GCACGACAGGTTTCCCGACTGGAAAGCGGGCAGTGAGCGCAACGCAATTAATGTGAGTTAGCTCACTCATTAGGCACCCCAGGCTTTACACTTTATGCTTCCGGCTCGTATGTTGTGTGGAATTGTGAGCGGATAACAATTTCACACAGGAAACAGCTATGACCATGATTACGCC</text:span><text:span text:style-name="T1">AAGCTT</text:span><text:span text:style-name="T11">ACCGGT</text:span><text:span text:style-name="T19">GACGGCGCTAGGATCATC</text:span><text:span text:style-name="T17">CCA</text:span><text:span text:style-name="T18">GAGACG</text:span><text:span text:style-name="T17">AC</text:span><text:span text:style-name="T18">CGTCTC</text:span><text:span text:style-name="T17">ACC</text:span><text:span text:style-name="T19">GATGATCCTAGCGCCGTC</text:span><text:span text:style-name="T14">GAATTC</text:span><text:span text:style-name="T17">ACTGGCCGTCGTTTTACAACGTCGTGACTGGGAAAACCCTGGCGTTACCCAACTTAATCGCCTTGCAGCACATCCCCCTTCGCCAG</text:span></text:p>
      <text:p text:style-name="P27"/>
      <text:p text:style-name="P8">BsmBI digestion</text:p>
      <text:p text:style-name="P25"/>
      <text:p text:style-name="P16"><text:span text:style-name="T8">GACGGCGCTAGGATCA</text:span> <text:span text:style-name="T4">TCCCA</text:span><text:span text:style-name="T5">GAGACG</text:span><text:span text:style-name="T4">AC</text:span><text:span text:style-name="T5">CGTCTC</text:span><text:span text:style-name="T4">A CC</text:span><text:span text:style-name="T8">GATGATCCTAGCGCCGTC</text:span></text:p>
      <text:p text:style-name="P16"><text:span text:style-name="T8">CTGCCGCGATCCTAGTAG</text:span><text:span text:style-name="T4">GG T</text:span><text:span text:style-name="T5">CTCTGC</text:span><text:span text:style-name="T4">TG</text:span><text:span text:style-name="T5">GCAGAG</text:span><text:span text:style-name="T4">TGGCT</text:span> <text:span text:style-name="T8">ACTAGGATCGCGGCAG</text:span></text:p>
      <text:p text:style-name="P29"/>
      <text:p text:style-name="P26">Decoy cloning (underlined sequence is decoy):</text:p>
      <text:p text:style-name="P16"><text:span text:style-name="T21">tccca</text:span><text:span text:style-name="T25">AGCACGGTCTATGAGACCTCCC</text:span><text:span text:style-name="T21">CAAGTATTCTGGTCACAGAATACAAC</text:span><text:span text:style-name="T25">TGCACGGTCTATGAGACCTCCC</text:span><text:span text:style-name="T21">a</text:span></text:p>
      <text:p text:style-name="P15"><text:span text:style-name="T20">   </text:span><text:span text:style-name="T24">t</text:span><text:span text:style-name="T26">TCGTGCCAGATACTCTGGAGGG</text:span><text:span text:style-name="T24">GTTCATAAGACCAGTGTCTTATGTTG</text:span><text:span text:style-name="T26">ACGTGCCAGATACTCTGGAGGG</text:span><text:span text:style-name="T24">tggct</text:span></text:p>
      <text:p text:style-name="P29"/>
      <text:p text:style-name="P29">pUC19 sequencing primers (when M13s are too close):</text:p>
      <text:p text:style-name="P29">pUC_seq_F: AACTGTTGGGAAGGGCGATC</text:p>
      <text:p text:style-name="P29"><text:soft-page-break/>pUC_seq_R: CACTTTATGCTTCCGGCTCG  </text:p>
      <text:p text:style-name="P1"/>
      <text:p text:style-name="P10"/>
      <text:p text:style-name="P11">***above information from HG</text:p>
      <text:p text:style-name="P2"/>
      <text:p text:style-name="P3">Adaptor_F<text:tab/><text:tab/><text:tab/><text:tab/>Adaptor_R<text:tab/><text:tab/></text:p>
      <text:p text:style-name="P4">CTGTGTAATCTCCGACAC<text:tab/>GCCTTTGCATGTTGTGGA<text:tab/></text:p>
      <text:p text:style-name="P5">(do not reverse complement, append directly, pair #4 from JW lab)</text:p>
      <text:p text:style-name="P2"/>
      <text:p text:style-name="P6">PCR_F<text:tab/><text:tab/><text:tab/><text:tab/><text:tab/><text:tab/><text:tab/>PCR_R</text:p>
      <text:p text:style-name="P6">CTGTGTAATCTCCGACACccac<text:tab/><text:tab/>TCCACAACATGCAAAGGCcagc</text:p>
      <text:p text:style-name="P6"/>
      <text:p text:style-name="P19">Final sequence design for pooled oligo ordering</text:p>
      <text:p text:style-name="P20">adaptor_f-ccac-insert-gctg-adaptor_r</text:p>
      <text:p text:style-name="P18"><text:span text:style-name="T22">CTGTGTAATCTCCGACAC-</text:span><text:span text:style-name="T23">ccac-insert-gctg-</text:span><text:span text:style-name="T22">GCCTTTGCATGTTGTGGA</text:span></text:p>
      <text:p text:style-name="P13">Final double Tough Decoy insert design for pooled oligo ordering (different from HG above)</text:p>
      <text:p text:style-name="P14">- need to digest this after amplification, so modifications were made to prior sequence above which does not require digestion and is made for oligo cloning</text:p>
      <text:p text:style-name="P14"/>
      <text:p text:style-name="P12"><text:span text:style-name="T27">overhang</text:span><text:span text:style-name="T28">_top<text:tab/><text:tab/><text:tab/></text:span><text:span text:style-name="T32">insert</text:span><text:span text:style-name="T33"><text:tab/><text:tab/><text:tab/><text:tab/></text:span><text:span text:style-name="T37">overhang_bottom</text:span></text:p>
      <text:p text:style-name="P17"><text:span text:style-name="T29">tccc</text:span><text:span text:style-name="T21">a</text:span><text:span text:style-name="T30">GAGACG</text:span><text:span text:style-name="T21"><text:tab/></text:span><text:span text:style-name="T34">decoy_1</text:span><text:span text:style-name="T31">CAAGTATTCTGGTCACAGAATACAAC</text:span><text:span text:style-name="T34">decoy_2</text:span><text:span text:style-name="T21"><text:tab/></text:span><text:span text:style-name="T38">CGTCTC</text:span><text:span text:style-name="T36">a</text:span><text:span text:style-name="T35">ccga</text:span></text:p>
      <text:p text:style-name="P21">BsmBI_site_top<text:tab/><text:tab/><text:tab/><text:tab/><text:tab/><text:tab/><text:tab/><text:span text:style-name="T41">BsmBI_site_bottom</text:span></text:p>
      <text:p text:style-name="P32"/>
      <text:p text:style-name="P22"><text:span text:style-name="T40">F</text:span>inal <text:span text:style-name="T53">Tough Decoy </text:span>Design summary:</text:p>
      <text:p text:style-name="P23"><text:span text:style-name="T42">tccc</text:span>a<text:span text:style-name="T46">GAGACG</text:span><text:span text:style-name="T50">decoy_1</text:span>CAAGTATTCTGGTCACAGAATACAAC<text:span text:style-name="T50">decoy_2</text:span><text:span text:style-name="T47">CGTCTC</text:span><text:span text:style-name="T52">a</text:span><text:span text:style-name="T42">ccga</text:span></text:p>
      <text:p text:style-name="P33">Combined tough decoy design + oligo adapter design:</text:p>
      <text:p text:style-name="P24"><text:span text:style-name="T48">CTGTGTAATCTCCGACAC-</text:span><text:span text:style-name="T49">ccac-</text:span><text:span text:style-name="T43">tccc</text:span><text:span text:style-name="T54">a</text:span><text:span text:style-name="T44">GAGACG</text:span><text:span text:style-name="T51">decoy_1</text:span><text:span text:style-name="T54">CAAGTATTCTGGTCACAGAATACAAC</text:span><text:span text:style-name="T51">decoy_2</text:span><text:span text:style-name="T45">CGTCTC</text:span><text:span text:style-name="T55">a</text:span><text:span text:style-name="T43">ccga</text:span><text:span text:style-name="T49">-gctg-</text:span><text:span text:style-name="T48">GCCTTTGCATGTTGTGG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4:03:24.941791391</meta:creation-date>
    <dc:date>2018-02-13T14:56:52.677686368</dc:date>
    <meta:editing-duration>PT53M2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2" meta:paragraph-count="39" meta:word-count="142" meta:character-count="2222" meta:non-whitespace-character-count="2086"/>
  </office:meta>
</office:document-meta>
</file>